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4.138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tem_ob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ster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.S. Tick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ilk Scarf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oice Scarf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uscle Band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Focus Sash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Occ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assho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Wac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Rindo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Yache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ople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Kebi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uc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ob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ayap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ang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arti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Kasib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ab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olbur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Babiri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l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ystic Wat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M0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Jade Orb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Chesto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iki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awst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Lum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Aguav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Cheri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Leppa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itrus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Iapapa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<text:span text:style-name="T2">gym</text:span>-vio</text:p>
          </table:table-cell>
          <table:table-cell office:value-type="string" calcext:value-type="string">
            <text:p>TM5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ast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ove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Moon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Heavy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ure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riend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evel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ast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gym-aza</text:p>
          </table:table-cell>
          <table:table-cell office:value-type="string" calcext:value-type="string">
            <text:p>TM8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7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2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2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Burn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aralyze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quirtbottl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mulet Coi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Gracidea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Chesto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Rawst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ersim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Cheri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Nest Ball</text:p>
          </table:table-cell>
          <table:table-cell office:value-type="string" calcext:value-type="string">
            <text:p>lot-2-mo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Repeat Ball</text:p>
          </table:table-cell>
          <table:table-cell office:value-type="string" calcext:value-type="string">
            <text:p>lot-2-tue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Net Ball</text:p>
          </table:table-cell>
          <table:table-cell office:value-type="string" calcext:value-type="string">
            <text:p>lot-2-wed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Quick Ball</text:p>
          </table:table-cell>
          <table:table-cell office:value-type="string" calcext:value-type="string">
            <text:p>lot-2-thu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Dusk Ball</text:p>
          </table:table-cell>
          <table:table-cell office:value-type="string" calcext:value-type="string">
            <text:p>lot-2-fri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imer Ball</text:p>
          </table:table-cell>
          <table:table-cell office:value-type="string" calcext:value-type="string">
            <text:p>lot-2-sa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Luxury Ball</text:p>
          </table:table-cell>
          <table:table-cell office:value-type="string" calcext:value-type="string">
            <text:p>lot-2-su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5</text:p>
          </table:table-cell>
          <table:table-cell office:value-type="string" calcext:value-type="string">
            <text:p>lot-1-mo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91</text:p>
          </table:table-cell>
          <table:table-cell office:value-type="string" calcext:value-type="string">
            <text:p>lot-1-tue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lot-1-wed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0</text:p>
          </table:table-cell>
          <table:table-cell office:value-type="string" calcext:value-type="string">
            <text:p>lot-1-thu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42</text:p>
          </table:table-cell>
          <table:table-cell office:value-type="string" calcext:value-type="string">
            <text:p>lot-1-fri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2</text:p>
          </table:table-cell>
          <table:table-cell office:value-type="string" calcext:value-type="string">
            <text:p>lot-1-sa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02</text:p>
          </table:table-cell>
          <table:table-cell office:value-type="string" calcext:value-type="string">
            <text:p>lot-1-sun</text:p>
          </table:table-cell>
        </table:table-row>
        <table:table-row table:style-name="ro1">
          <table:table-cell office:value-type="string" calcext:value-type="string">
            <text:p>gym-gold</text:p>
          </table:table-cell>
          <table:table-cell office:value-type="string" calcext:value-type="string">
            <text:p>TM4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M0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Dowsing MCH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Clear Bell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Tidal Bell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gym-ecru</text:p>
          </table:table-cell>
          <table:table-cell office:value-type="string" calcext:value-type="string">
            <text:p>TM3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Good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TM2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ecret Potio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HM0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Berry Juice</text:p>
          </table:table-cell>
          <table:table-cell office:value-type="string" calcext:value-type="string">
            <text:p>trad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TM0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RageCandyBa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TM0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Soft Sand</text:p>
          </table:table-cell>
          <table:table-cell office:value-type="string" calcext:value-type="string">
            <text:p>sib-sa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uck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ticky Ba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ost Item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gym-ver</text:p>
          </table:table-cell>
          <table:table-cell office:value-type="string" calcext:value-type="string">
            <text:p>TM3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isc-harb-ver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TM2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TM4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Machine Par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TM0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TM6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Spell Ta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GB Sound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cel</text:p>
          </table:table-cell>
          <table:table-cell office:value-type="string" calcext:value-type="string">
            <text:p>TM1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Bluk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Kelpsy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Cornn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epear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ndew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Durin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ersim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Razz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omeg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inap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repa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Nomel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gym-fu</text:p>
          </table:table-cell>
          <table:table-cell office:value-type="string" calcext:value-type="string">
            <text:p>TM8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ise Glasse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X Defens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oul Dew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ilver Wing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Rainbow Wing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TM8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TM8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TM9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Sacred Ash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Big Ro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X Speci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leanse Ta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TM6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ental He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TM41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Light Cla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TM91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TM6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TM8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Yellow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Lucky Punch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Rose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ax 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TM5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Deep Sea 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Deep Sea Tooth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Fire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Thunder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iny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Destiny Kn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M0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M3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M3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M4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Twisted Spoon</text:p>
          </table:table-cell>
          <table:table-cell office:value-type="string" calcext:value-type="string">
            <text:p>sib-tue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Apricorn Box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ystery Eg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EXP. Shar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ed Orb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lue Orb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Vs. Recorde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TM4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iracle Seed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Lure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M0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M0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Shell Be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Poison Barb</text:p>
          </table:table-cell>
          <table:table-cell office:value-type="string" calcext:value-type="string">
            <text:p>sib-fri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M6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Power Herb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aralyze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TM6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M06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Berry Pot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ard Stone</text:p>
          </table:table-cell>
          <table:table-cell office:value-type="string" calcext:value-type="string">
            <text:p>sib-thu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sib-sun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Lax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M60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eal Cas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M8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X Attack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ooMoo Milk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Sharp Beak</text:p>
          </table:table-cell>
          <table:table-cell office:value-type="string" calcext:value-type="string">
            <text:p>sib-mon</text:p>
          </table:table-cell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HM0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TM6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Dubious Disc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TM3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x 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X Speed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agging Tai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White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Wave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Black Glasse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TM54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Dire Hi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Black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Paralyze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X Accurac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TM7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Old Amb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Dome Fossil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Helix Fossil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Unown Repor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Energy Powd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Heal Powd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Sitrus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Energy Ro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Leppa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Mystic Wat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Life Orb</text:p>
          </table:table-cell>
          <table:table-cell office:value-type="string" calcext:value-type="string">
            <text:p>flo-h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Revival He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X Attack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Paralyze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X Def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TM3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X Speed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King's Rock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TM18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HM0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X Attack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Tiny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TM1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Master Ball</text:p>
          </table:table-cell>
          <table:table-cell office:value-type="string" calcext:value-type="string">
            <text:p>lot-id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lot-id-4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EXP. Share</text:p>
          </table:table-cell>
          <table:table-cell office:value-type="string" calcext:value-type="string">
            <text:p>lot-id-3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lot-id-2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lot-id-1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Blue Car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bc-1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bc-3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bc-5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bc-10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bc-15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bc-20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bc-25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bc-30</text:p>
          </table:table-cell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Bright Powde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TM1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Basement Ke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Rainbow Wing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Silver Wing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Fashion Cas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Coin Cas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Smoke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TM8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Card Ke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Quick Claw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oothe Be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TM28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iny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un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Fire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Thunder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Dusk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iny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Dawn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Oval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bcc-2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bcc-3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ed Shell</text:p>
          </table:table-cell>
          <table:table-cell office:value-type="string" calcext:value-type="string">
            <text:p>bcc-4</text:p>
          </table:table-cell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TM1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Tiny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Max 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TM8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Super 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Metal Coa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plash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Zap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Flame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Insect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Dread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Draco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Fist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ky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pooky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Meadow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Earth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Icicle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Toxic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Mind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tone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Iron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Super Repe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Max 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Full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Iron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TM40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Dragon Scal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Guard Spec.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X Sp. Def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HM0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X Speci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TM4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TM4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Red Scal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Black Belt</text:p>
          </table:table-cell>
          <table:table-cell office:value-type="string" calcext:value-type="string">
            <text:p>sib-wed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-low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-low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-low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TM10</text:p>
          </table:table-cell>
          <table:table-cell office:value-type="string" calcext:value-type="string">
            <text:p>gift-tide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TM43</text:p>
          </table:table-cell>
          <table:table-cell office:value-type="string" calcext:value-type="string">
            <text:p>gift-tide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Choice Specs</text:p>
          </table:table-cell>
          <table:table-cell office:value-type="string" calcext:value-type="string">
            <text:p>flo-hi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Red Flute</text:p>
          </table:table-cell>
          <table:table-cell office:value-type="string" calcext:value-type="string">
            <text:p>flo-hi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HM0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Ice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TM7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Never-Melt Ic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gon Fang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TM5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TM2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TM7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indi-main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Reaper Cloth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TM7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lue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Dire Hi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Tiny Mushroo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Rock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ev-cle</text:p>
          </table:table-cell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x 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Sea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TM24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Odd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Dusk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Electiriz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Black Sludg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TM5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X Accurac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X Defens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Oval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pow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Up-Grad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foam-gym</text:p>
          </table:table-cell>
          <table:table-cell office:value-type="string" calcext:value-type="string">
            <text:p>TM5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Ice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Grip Claw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Ice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TM13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Magmariz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d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5:59:49.089634845</meta:creation-date>
    <dc:date>2025-02-10T19:17:29.323744631</dc:date>
    <meta:editing-duration>P2DT7H51M44S</meta:editing-duration>
    <meta:editing-cycles>153</meta:editing-cycles>
    <meta:generator>LibreOffice/7.3.7.2$Linux_X86_64 LibreOffice_project/30$Build-2</meta:generator>
    <meta:document-statistic meta:table-count="1" meta:cell-count="2244" meta:object-count="0"/>
  </office:meta>
</office:document-meta>
</file>